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6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8-09-15T20:20:03.153" calcext:value-type="date">
            <text:p>09/15/2018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1048171">
          <table:table-cell table:number-columns-repeated="1024"/>
        </table:table-row>
        <table:table-row table:style-name="ro7" table:number-rows-repeated="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1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9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1:24:01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8-09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09-1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8-09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09-1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8-09-16T02:28:00.460000000</dc:date>
    <meta:editing-duration>P4DT18H8M45S</meta:editing-duration>
    <meta:editing-cycles>28</meta:editing-cycles>
    <meta:generator>LibreOffice/6.0.4.2$Windows_X86_64 LibreOffice_project/9b0d9b32d5dcda91d2f1a96dc04c645c450872bf</meta:generator>
    <meta:document-statistic meta:table-count="4" meta:cell-count="2659" meta:object-count="0"/>
  </office:meta>
</office:document-meta>
</file>